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nieba, Pan świata</text:span><text:span text:style-name="T1"><text:line-break/></text:span><text:span text:style-name="T1">Pan wszystkiego co będzie.</text:span><text:span text:style-name="T1"><text:line-break/></text:span><text:span text:style-name="T1">Pan nieba, Pan świata</text:span><text:span text:style-name="T1"><text:line-break/></text:span><text:span text:style-name="T1">Pan wszystkiego co wydarzy się.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6-05-23T20:40:29.20</dc:date>
    <dc:language>pl-PL</dc:language>
    <meta:editing-cycles>13</meta:editing-cycles>
    <meta:editing-duration>PT17M1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